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380975779962095">
            <text:p>0.380975779962095</text:p>
          </table:table-cell>
          <table:table-cell office:value-type="float" office:value="0.4218914363417036">
            <text:p>0.4218914363417036</text:p>
          </table:table-cell>
          <table:table-cell office:value-type="float" office:value="0.43331169211863124">
            <text:p>0.43331169211863124</text:p>
          </table:table-cell>
          <table:table-cell office:value-type="float" office:value="0.39685856456899227">
            <text:p>0.39685856456899227</text:p>
          </table:table-cell>
          <table:table-cell office:value-type="float" office:value="0.3417422531888114">
            <text:p>0.3417422531888114</text:p>
          </table:table-cell>
          <table:table-cell office:value-type="float" office:value="0.23439667023195496">
            <text:p>0.23439667023195496</text:p>
          </table:table-cell>
          <table:table-cell office:value-type="float" office:value="0.26733684982398104">
            <text:p>0.26733684982398104</text:p>
          </table:table-cell>
          <table:table-cell office:value-type="float" office:value="0.11815552699254414">
            <text:p>0.11815552699254414</text:p>
          </table:table-cell>
          <table:table-cell office:value-type="float" office:value="0.1337389227742815">
            <text:p>0.1337389227742815</text:p>
          </table:table-cell>
          <table:table-cell office:value-type="float" office:value="0.15625461688567976">
            <text:p>0.15625461688567976</text:p>
          </table:table-cell>
          <table:table-cell office:value-type="float" office:value="0.14230905808623">
            <text:p>0.14230905808623</text:p>
          </table:table-cell>
          <table:table-cell office:value-type="float" office:value="0.15565664573819477">
            <text:p>0.15565664573819477</text:p>
          </table:table-cell>
          <table:table-cell office:value-type="float" office:value="0.20606380080919884">
            <text:p>0.20606380080919884</text:p>
          </table:table-cell>
          <table:table-cell office:value-type="float" office:value="0.3347795549182606">
            <text:p>0.3347795549182606</text:p>
          </table:table-cell>
          <table:table-cell office:value-type="float" office:value="0.3444781935174135">
            <text:p>0.3444781935174135</text:p>
          </table:table-cell>
          <table:table-cell office:value-type="float" office:value="0.3255899666623784">
            <text:p>0.3255899666623784</text:p>
          </table:table-cell>
          <table:table-cell office:value-type="float" office:value="0.2013075621828268">
            <text:p>0.2013075621828268</text:p>
          </table:table-cell>
          <table:table-cell office:value-type="float" office:value="0.33970367554532005">
            <text:p>0.33970367554532005</text:p>
          </table:table-cell>
          <table:table-cell office:value-type="float" office:value="0.24630513444402505">
            <text:p>0.24630513444402505</text:p>
          </table:table-cell>
          <table:table-cell office:value-type="float" office:value="0.19686086504285627">
            <text:p>0.19686086504285627</text:p>
          </table:table-cell>
          <table:table-cell office:value-type="float" office:value="0.2433888415565006">
            <text:p>0.2433888415565006</text:p>
          </table:table-cell>
          <table:table-cell office:value-type="float" office:value="0.1651737180807764">
            <text:p>0.1651737180807764</text:p>
          </table:table-cell>
          <table:table-cell office:value-type="float" office:value="0.33013357831613094">
            <text:p>0.33013357831613094</text:p>
          </table:table-cell>
          <table:table-cell office:value-type="float" office:value="0.38054077927138485">
            <text:p>0.3805407792713848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5188055710370916">
            <text:p>0.5188055710370916</text:p>
          </table:table-cell>
          <table:table-cell office:value-type="float" office:value="0.5534581259479996">
            <text:p>0.5534581259479996</text:p>
          </table:table-cell>
          <table:table-cell office:value-type="float" office:value="0.5625890371217104">
            <text:p>0.5625890371217104</text:p>
          </table:table-cell>
          <table:table-cell office:value-type="float" office:value="0.5219716497611425">
            <text:p>0.5219716497611425</text:p>
          </table:table-cell>
          <table:table-cell office:value-type="float" office:value="0.46501765232442904">
            <text:p>0.46501765232442904</text:p>
          </table:table-cell>
          <table:table-cell office:value-type="float" office:value="0.35687365574908547">
            <text:p>0.35687365574908547</text:p>
          </table:table-cell>
          <table:table-cell office:value-type="float" office:value="0.40005927016864284">
            <text:p>0.40005927016864284</text:p>
          </table:table-cell>
          <table:table-cell office:value-type="float" office:value="0.27402750235233736">
            <text:p>0.27402750235233736</text:p>
          </table:table-cell>
          <table:table-cell office:value-type="float" office:value="0.31083479598729324">
            <text:p>0.31083479598729324</text:p>
          </table:table-cell>
          <table:table-cell office:value-type="float" office:value="0.3436241363496727">
            <text:p>0.3436241363496727</text:p>
          </table:table-cell>
          <table:table-cell office:value-type="float" office:value="0.3343259614348684">
            <text:p>0.3343259614348684</text:p>
          </table:table-cell>
          <table:table-cell office:value-type="float" office:value="0.3495817499134152">
            <text:p>0.3495817499134152</text:p>
          </table:table-cell>
          <table:table-cell office:value-type="float" office:value="0.40059695354320835">
            <text:p>0.40059695354320835</text:p>
          </table:table-cell>
          <table:table-cell office:value-type="float" office:value="0.5274778620420865">
            <text:p>0.5274778620420865</text:p>
          </table:table-cell>
          <table:table-cell office:value-type="float" office:value="0.5348161724564395">
            <text:p>0.5348161724564395</text:p>
          </table:table-cell>
          <table:table-cell office:value-type="float" office:value="0.5146514545274712">
            <text:p>0.5146514545274712</text:p>
          </table:table-cell>
          <table:table-cell office:value-type="float" office:value="0.39310925346049763">
            <text:p>0.39310925346049763</text:p>
          </table:table-cell>
          <table:table-cell office:value-type="float" office:value="0.5400399704794903">
            <text:p>0.5400399704794903</text:p>
          </table:table-cell>
          <table:table-cell office:value-type="float" office:value="0.45144285921727945">
            <text:p>0.45144285921727945</text:p>
          </table:table-cell>
          <table:table-cell office:value-type="float" office:value="0.3996755183596404">
            <text:p>0.3996755183596404</text:p>
          </table:table-cell>
          <table:table-cell office:value-type="float" office:value="0.43984732052663517">
            <text:p>0.43984732052663517</text:p>
          </table:table-cell>
          <table:table-cell office:value-type="float" office:value="0.3530095671347325">
            <text:p>0.3530095671347325</text:p>
          </table:table-cell>
          <table:table-cell office:value-type="float" office:value="0.5047330025367703">
            <text:p>0.5047330025367703</text:p>
          </table:table-cell>
          <table:table-cell office:value-type="float" office:value="0.5356636213779926">
            <text:p>0.535663621377992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4493555872698317">
            <text:p>0.34493555872698317</text:p>
          </table:table-cell>
          <table:table-cell office:value-type="float" office:value="0.3292613972295276">
            <text:p>0.3292613972295276</text:p>
          </table:table-cell>
          <table:table-cell office:value-type="float" office:value="0.32353203818697185">
            <text:p>0.32353203818697185</text:p>
          </table:table-cell>
          <table:table-cell office:value-type="float" office:value="0.3131104792963721">
            <text:p>0.3131104792963721</text:p>
          </table:table-cell>
          <table:table-cell office:value-type="float" office:value="0.30851144985773693">
            <text:p>0.30851144985773693</text:p>
          </table:table-cell>
          <table:table-cell office:value-type="float" office:value="0.3065133241590752">
            <text:p>0.3065133241590752</text:p>
          </table:table-cell>
          <table:table-cell office:value-type="float" office:value="0.33215375181315543">
            <text:p>0.33215375181315543</text:p>
          </table:table-cell>
          <table:table-cell office:value-type="float" office:value="0.39008828564032094">
            <text:p>0.39008828564032094</text:p>
          </table:table-cell>
          <table:table-cell office:value-type="float" office:value="0.44320363180217304">
            <text:p>0.44320363180217304</text:p>
          </table:table-cell>
          <table:table-cell office:value-type="float" office:value="0.46891466192204945">
            <text:p>0.46891466192204945</text:p>
          </table:table-cell>
          <table:table-cell office:value-type="float" office:value="0.48054529666629836">
            <text:p>0.48054529666629836</text:p>
          </table:table-cell>
          <table:table-cell office:value-type="float" office:value="0.4853207977618655">
            <text:p>0.4853207977618655</text:p>
          </table:table-cell>
          <table:table-cell office:value-type="float" office:value="0.4868425121004184">
            <text:p>0.4868425121004184</text:p>
          </table:table-cell>
          <table:table-cell office:value-type="float" office:value="0.4822505912189447">
            <text:p>0.4822505912189447</text:p>
          </table:table-cell>
          <table:table-cell office:value-type="float" office:value="0.4763435872624511">
            <text:p>0.4763435872624511</text:p>
          </table:table-cell>
          <table:table-cell office:value-type="float" office:value="0.47314901547674915">
            <text:p>0.47314901547674915</text:p>
          </table:table-cell>
          <table:table-cell office:value-type="float" office:value="0.4800067026848001">
            <text:p>0.4800067026848001</text:p>
          </table:table-cell>
          <table:table-cell office:value-type="float" office:value="0.5013655704434131">
            <text:p>0.5013655704434131</text:p>
          </table:table-cell>
          <table:table-cell office:value-type="float" office:value="0.5133817236372582">
            <text:p>0.5133817236372582</text:p>
          </table:table-cell>
          <table:table-cell office:value-type="float" office:value="0.5075679591052914">
            <text:p>0.5075679591052914</text:p>
          </table:table-cell>
          <table:table-cell office:value-type="float" office:value="0.49166087158431365">
            <text:p>0.49166087158431365</text:p>
          </table:table-cell>
          <table:table-cell office:value-type="float" office:value="0.47008170756878753">
            <text:p>0.47008170756878753</text:p>
          </table:table-cell>
          <table:table-cell office:value-type="float" office:value="0.4369559692228346">
            <text:p>0.4369559692228346</text:p>
          </table:table-cell>
          <table:table-cell office:value-type="float" office:value="0.3882134899576682">
            <text:p>0.38821348995766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5701866917376125">
            <text:p>0.15701866917376125</text:p>
          </table:table-cell>
          <table:table-cell office:value-type="float" office:value="0.14988360896765088">
            <text:p>0.14988360896765088</text:p>
          </table:table-cell>
          <table:table-cell office:value-type="float" office:value="0.14727553824452613">
            <text:p>0.14727553824452613</text:p>
          </table:table-cell>
          <table:table-cell office:value-type="float" office:value="0.14253152369944072">
            <text:p>0.14253152369944072</text:p>
          </table:table-cell>
          <table:table-cell office:value-type="float" office:value="0.14043799212904887">
            <text:p>0.14043799212904887</text:p>
          </table:table-cell>
          <table:table-cell office:value-type="float" office:value="0.13952842212355704">
            <text:p>0.13952842212355704</text:p>
          </table:table-cell>
          <table:table-cell office:value-type="float" office:value="0.15120024233875318">
            <text:p>0.15120024233875318</text:p>
          </table:table-cell>
          <table:table-cell office:value-type="float" office:value="0.1775727144443153">
            <text:p>0.1775727144443153</text:p>
          </table:table-cell>
          <table:table-cell office:value-type="float" office:value="0.20175143639985238">
            <text:p>0.20175143639985238</text:p>
          </table:table-cell>
          <table:table-cell office:value-type="float" office:value="0.21345539567679397">
            <text:p>0.21345539567679397</text:p>
          </table:table-cell>
          <table:table-cell office:value-type="float" office:value="0.21874979558130847">
            <text:p>0.21874979558130847</text:p>
          </table:table-cell>
          <table:table-cell office:value-type="float" office:value="0.22092365909781925">
            <text:p>0.22092365909781925</text:p>
          </table:table-cell>
          <table:table-cell office:value-type="float" office:value="0.22161636112362362">
            <text:p>0.22161636112362362</text:p>
          </table:table-cell>
          <table:table-cell office:value-type="float" office:value="0.21952606545094447">
            <text:p>0.21952606545094447</text:p>
          </table:table-cell>
          <table:table-cell office:value-type="float" office:value="0.21683712870149555">
            <text:p>0.21683712870149555</text:p>
          </table:table-cell>
          <table:table-cell office:value-type="float" office:value="0.21538292255289723">
            <text:p>0.21538292255289723</text:p>
          </table:table-cell>
          <table:table-cell office:value-type="float" office:value="0.21850462135075976">
            <text:p>0.21850462135075976</text:p>
          </table:table-cell>
          <table:table-cell office:value-type="float" office:value="0.22822742581572458">
            <text:p>0.22822742581572458</text:p>
          </table:table-cell>
          <table:table-cell office:value-type="float" office:value="0.23369731819228623">
            <text:p>0.23369731819228623</text:p>
          </table:table-cell>
          <table:table-cell office:value-type="float" office:value="0.23105082511088815">
            <text:p>0.23105082511088815</text:p>
          </table:table-cell>
          <table:table-cell office:value-type="float" office:value="0.2238097342758568">
            <text:p>0.2238097342758568</text:p>
          </table:table-cell>
          <table:table-cell office:value-type="float" office:value="0.21398664839829362">
            <text:p>0.21398664839829362</text:p>
          </table:table-cell>
          <table:table-cell office:value-type="float" office:value="0.1989074278920759">
            <text:p>0.1989074278920759</text:p>
          </table:table-cell>
          <table:table-cell office:value-type="float" office:value="0.17671928569330692">
            <text:p>0.1767192856933069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006773398862846">
            <text:p>0.3006773398862846</text:p>
          </table:table-cell>
          <table:table-cell office:value-type="float" office:value="0.28701430902511044">
            <text:p>0.28701430902511044</text:p>
          </table:table-cell>
          <table:table-cell office:value-type="float" office:value="0.28202007635589366">
            <text:p>0.28202007635589366</text:p>
          </table:table-cell>
          <table:table-cell office:value-type="float" office:value="0.27293569370697685">
            <text:p>0.27293569370697685</text:p>
          </table:table-cell>
          <table:table-cell office:value-type="float" office:value="0.26892675956643436">
            <text:p>0.26892675956643436</text:p>
          </table:table-cell>
          <table:table-cell office:value-type="float" office:value="0.26718501069586514">
            <text:p>0.26718501069586514</text:p>
          </table:table-cell>
          <table:table-cell office:value-type="float" office:value="0.28953554947194277">
            <text:p>0.28953554947194277</text:p>
          </table:table-cell>
          <table:table-cell office:value-type="float" office:value="0.34003658097763245">
            <text:p>0.34003658097763245</text:p>
          </table:table-cell>
          <table:table-cell office:value-type="float" office:value="0.3863367683228456">
            <text:p>0.3863367683228456</text:p>
          </table:table-cell>
          <table:table-cell office:value-type="float" office:value="0.40874885065704036">
            <text:p>0.40874885065704036</text:p>
          </table:table-cell>
          <table:table-cell office:value-type="float" office:value="0.418887174258689">
            <text:p>0.418887174258689</text:p>
          </table:table-cell>
          <table:table-cell office:value-type="float" office:value="0.4230499372145832">
            <text:p>0.4230499372145832</text:p>
          </table:table-cell>
          <table:table-cell office:value-type="float" office:value="0.4243764024275965">
            <text:p>0.4243764024275965</text:p>
          </table:table-cell>
          <table:table-cell office:value-type="float" office:value="0.42037366475478183">
            <text:p>0.42037366475478183</text:p>
          </table:table-cell>
          <table:table-cell office:value-type="float" office:value="0.4152245805522395">
            <text:p>0.4152245805522395</text:p>
          </table:table-cell>
          <table:table-cell office:value-type="float" office:value="0.41243989998713515">
            <text:p>0.41243989998713515</text:p>
          </table:table-cell>
          <table:table-cell office:value-type="float" office:value="0.4184176865484815">
            <text:p>0.4184176865484815</text:p>
          </table:table-cell>
          <table:table-cell office:value-type="float" office:value="0.4370360266359591">
            <text:p>0.4370360266359591</text:p>
          </table:table-cell>
          <table:table-cell office:value-type="float" office:value="0.4475104033320741">
            <text:p>0.4475104033320741</text:p>
          </table:table-cell>
          <table:table-cell office:value-type="float" office:value="0.44244259512856876">
            <text:p>0.44244259512856876</text:p>
          </table:table-cell>
          <table:table-cell office:value-type="float" office:value="0.42857652466950286">
            <text:p>0.42857652466950286</text:p>
          </table:table-cell>
          <table:table-cell office:value-type="float" office:value="0.4097661542423302">
            <text:p>0.4097661542423302</text:p>
          </table:table-cell>
          <table:table-cell office:value-type="float" office:value="0.3808907349483928">
            <text:p>0.3808907349483928</text:p>
          </table:table-cell>
          <table:table-cell office:value-type="float" office:value="0.3384023378141545">
            <text:p>0.338402337814154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05902414080589">
            <text:p>0.2505902414080589</text:p>
          </table:table-cell>
          <table:table-cell office:value-type="float" office:value="0.23920321036952943">
            <text:p>0.23920321036952943</text:p>
          </table:table-cell>
          <table:table-cell office:value-type="float" office:value="0.2350409214165259">
            <text:p>0.2350409214165259</text:p>
          </table:table-cell>
          <table:table-cell office:value-type="float" office:value="0.2274698233021953">
            <text:p>0.2274698233021953</text:p>
          </table:table-cell>
          <table:table-cell office:value-type="float" office:value="0.22412870097336432">
            <text:p>0.22412870097336432</text:p>
          </table:table-cell>
          <table:table-cell office:value-type="float" office:value="0.22267709417747705">
            <text:p>0.22267709417747705</text:p>
          </table:table-cell>
          <table:table-cell office:value-type="float" office:value="0.24130446034220243">
            <text:p>0.24130446034220243</text:p>
          </table:table-cell>
          <table:table-cell office:value-type="float" office:value="0.28339298514142003">
            <text:p>0.28339298514142003</text:p>
          </table:table-cell>
          <table:table-cell office:value-type="float" office:value="0.3219804461335366">
            <text:p>0.3219804461335366</text:p>
          </table:table-cell>
          <table:table-cell office:value-type="float" office:value="0.3406591038757767">
            <text:p>0.3406591038757767</text:p>
          </table:table-cell>
          <table:table-cell office:value-type="float" office:value="0.34910857652233857">
            <text:p>0.34910857652233857</text:p>
          </table:table-cell>
          <table:table-cell office:value-type="float" office:value="0.35257790272575845">
            <text:p>0.35257790272575845</text:p>
          </table:table-cell>
          <table:table-cell office:value-type="float" office:value="0.3536834041848113">
            <text:p>0.3536834041848113</text:p>
          </table:table-cell>
          <table:table-cell office:value-type="float" office:value="0.35034744611060753">
            <text:p>0.35034744611060753</text:p>
          </table:table-cell>
          <table:table-cell office:value-type="float" office:value="0.34605610093031">
            <text:p>0.34605610093031</text:p>
          </table:table-cell>
          <table:table-cell office:value-type="float" office:value="0.34373529492837596">
            <text:p>0.34373529492837596</text:p>
          </table:table-cell>
          <table:table-cell office:value-type="float" office:value="0.3487172964921131">
            <text:p>0.3487172964921131</text:p>
          </table:table-cell>
          <table:table-cell office:value-type="float" office:value="0.3642341769424408">
            <text:p>0.3642341769424408</text:p>
          </table:table-cell>
          <table:table-cell office:value-type="float" office:value="0.37296372266035654">
            <text:p>0.37296372266035654</text:p>
          </table:table-cell>
          <table:table-cell office:value-type="float" office:value="0.36874011445094973">
            <text:p>0.36874011445094973</text:p>
          </table:table-cell>
          <table:table-cell office:value-type="float" office:value="0.3571838663311795">
            <text:p>0.3571838663311795</text:p>
          </table:table-cell>
          <table:table-cell office:value-type="float" office:value="0.34150694412579247">
            <text:p>0.34150694412579247</text:p>
          </table:table-cell>
          <table:table-cell office:value-type="float" office:value="0.3174416178382735">
            <text:p>0.3174416178382735</text:p>
          </table:table-cell>
          <table:table-cell office:value-type="float" office:value="0.2820309756564011">
            <text:p>0.282030975656401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5445617905609041">
            <text:p>0.5445617905609041</text:p>
          </table:table-cell>
          <table:table-cell office:value-type="float" office:value="0.519816445424274">
            <text:p>0.519816445424274</text:p>
          </table:table-cell>
          <table:table-cell office:value-type="float" office:value="0.5107713065858934">
            <text:p>0.5107713065858934</text:p>
          </table:table-cell>
          <table:table-cell office:value-type="float" office:value="0.49431842828350553">
            <text:p>0.49431842828350553</text:p>
          </table:table-cell>
          <table:table-cell office:value-type="float" office:value="0.487057780192631">
            <text:p>0.487057780192631</text:p>
          </table:table-cell>
          <table:table-cell office:value-type="float" office:value="0.4839032695001286">
            <text:p>0.4839032695001286</text:p>
          </table:table-cell>
          <table:table-cell office:value-type="float" office:value="0.5243827064291133">
            <text:p>0.5243827064291133</text:p>
          </table:table-cell>
          <table:table-cell office:value-type="float" office:value="0.6158459745034938">
            <text:p>0.6158459745034938</text:p>
          </table:table-cell>
          <table:table-cell office:value-type="float" office:value="0.6997010230201203">
            <text:p>0.6997010230201203</text:p>
          </table:table-cell>
          <table:table-cell office:value-type="float" office:value="0.7402919225229665">
            <text:p>0.7402919225229665</text:p>
          </table:table-cell>
          <table:table-cell office:value-type="float" office:value="0.7586536110222996">
            <text:p>0.7586536110222996</text:p>
          </table:table-cell>
          <table:table-cell office:value-type="float" office:value="0.76619286106954">
            <text:p>0.76619286106954</text:p>
          </table:table-cell>
          <table:table-cell office:value-type="float" office:value="0.7685952445407683">
            <text:p>0.7685952445407683</text:p>
          </table:table-cell>
          <table:table-cell office:value-type="float" office:value="0.7613458189768809">
            <text:p>0.7613458189768809</text:p>
          </table:table-cell>
          <table:table-cell office:value-type="float" office:value="0.7520202259203971">
            <text:p>0.7520202259203971</text:p>
          </table:table-cell>
          <table:table-cell office:value-type="float" office:value="0.7469768440837514">
            <text:p>0.7469768440837514</text:p>
          </table:table-cell>
          <table:table-cell office:value-type="float" office:value="0.757803313929031">
            <text:p>0.757803313929031</text:p>
          </table:table-cell>
          <table:table-cell office:value-type="float" office:value="0.7915233030015126">
            <text:p>0.7915233030015126</text:p>
          </table:table-cell>
          <table:table-cell office:value-type="float" office:value="0.810493622915887">
            <text:p>0.810493622915887</text:p>
          </table:table-cell>
          <table:table-cell office:value-type="float" office:value="0.8013152301891067">
            <text:p>0.8013152301891067</text:p>
          </table:table-cell>
          <table:table-cell office:value-type="float" office:value="0.7762021566196505">
            <text:p>0.7762021566196505</text:p>
          </table:table-cell>
          <table:table-cell office:value-type="float" office:value="0.7421343781671443">
            <text:p>0.7421343781671443</text:p>
          </table:table-cell>
          <table:table-cell office:value-type="float" office:value="0.6898376203208418">
            <text:p>0.6898376203208418</text:p>
          </table:table-cell>
          <table:table-cell office:value-type="float" office:value="0.6128861692063869">
            <text:p>0.6128861692063869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39573429638119">
            <text:p>0.2739573429638119</text:p>
          </table:table-cell>
          <table:table-cell office:value-type="float" office:value="0.26150849120472897">
            <text:p>0.26150849120472897</text:p>
          </table:table-cell>
          <table:table-cell office:value-type="float" office:value="0.2569580760895785">
            <text:p>0.2569580760895785</text:p>
          </table:table-cell>
          <table:table-cell office:value-type="float" office:value="0.2486809863231697">
            <text:p>0.2486809863231697</text:p>
          </table:table-cell>
          <table:table-cell office:value-type="float" office:value="0.2450283101831077">
            <text:p>0.2450283101831077</text:p>
          </table:table-cell>
          <table:table-cell office:value-type="float" office:value="0.24344134359336717">
            <text:p>0.24344134359336717</text:p>
          </table:table-cell>
          <table:table-cell office:value-type="float" office:value="0.26380567906081465">
            <text:p>0.26380567906081465</text:p>
          </table:table-cell>
          <table:table-cell office:value-type="float" office:value="0.3098188851556371">
            <text:p>0.3098188851556371</text:p>
          </table:table-cell>
          <table:table-cell office:value-type="float" office:value="0.35200455936912617">
            <text:p>0.35200455936912617</text:p>
          </table:table-cell>
          <table:table-cell office:value-type="float" office:value="0.3724249692639461">
            <text:p>0.3724249692639461</text:p>
          </table:table-cell>
          <table:table-cell office:value-type="float" office:value="0.381662340450832">
            <text:p>0.381662340450832</text:p>
          </table:table-cell>
          <table:table-cell office:value-type="float" office:value="0.3854551752524707">
            <text:p>0.3854551752524707</text:p>
          </table:table-cell>
          <table:table-cell office:value-type="float" office:value="0.386663762788294">
            <text:p>0.386663762788294</text:p>
          </table:table-cell>
          <table:table-cell office:value-type="float" office:value="0.38301673246056755">
            <text:p>0.38301673246056755</text:p>
          </table:table-cell>
          <table:table-cell office:value-type="float" office:value="0.3783252268507364">
            <text:p>0.3783252268507364</text:p>
          </table:table-cell>
          <table:table-cell office:value-type="float" office:value="0.37578800974981535">
            <text:p>0.37578800974981535</text:p>
          </table:table-cell>
          <table:table-cell office:value-type="float" office:value="0.3812345742424064">
            <text:p>0.3812345742424064</text:p>
          </table:table-cell>
          <table:table-cell office:value-type="float" office:value="0.39819837664497787">
            <text:p>0.39819837664497787</text:p>
          </table:table-cell>
          <table:table-cell office:value-type="float" office:value="0.40774193722707935">
            <text:p>0.40774193722707935</text:p>
          </table:table-cell>
          <table:table-cell office:value-type="float" office:value="0.4031244849421568">
            <text:p>0.4031244849421568</text:p>
          </table:table-cell>
          <table:table-cell office:value-type="float" office:value="0.3904906369050835">
            <text:p>0.3904906369050835</text:p>
          </table:table-cell>
          <table:table-cell office:value-type="float" office:value="0.3733518691338173">
            <text:p>0.3733518691338173</text:p>
          </table:table-cell>
          <table:table-cell office:value-type="float" office:value="0.34704249327687703">
            <text:p>0.34704249327687703</text:p>
          </table:table-cell>
          <table:table-cell office:value-type="float" office:value="0.30832987066923595">
            <text:p>0.3083298706692359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262176884919377">
            <text:p>0.06262176884919377</text:p>
          </table:table-cell>
          <table:table-cell office:value-type="float" office:value="0.05977618307711178">
            <text:p>0.05977618307711178</text:p>
          </table:table-cell>
          <table:table-cell office:value-type="float" office:value="0.05873603923418333">
            <text:p>0.05873603923418333</text:p>
          </table:table-cell>
          <table:table-cell office:value-type="float" office:value="0.056844043945834595">
            <text:p>0.056844043945834595</text:p>
          </table:table-cell>
          <table:table-cell office:value-type="float" office:value="0.05600910724200565">
            <text:p>0.05600910724200565</text:p>
          </table:table-cell>
          <table:table-cell office:value-type="float" office:value="0.055646354946779955">
            <text:p>0.055646354946779955</text:p>
          </table:table-cell>
          <table:table-cell office:value-type="float" office:value="0.060301279303300516">
            <text:p>0.060301279303300516</text:p>
          </table:table-cell>
          <table:table-cell office:value-type="float" office:value="0.07081907862529518">
            <text:p>0.07081907862529518</text:p>
          </table:table-cell>
          <table:table-cell office:value-type="float" office:value="0.08046197233555238">
            <text:p>0.08046197233555238</text:p>
          </table:table-cell>
          <table:table-cell office:value-type="float" office:value="0.08512971430736777">
            <text:p>0.08512971430736777</text:p>
          </table:table-cell>
          <table:table-cell office:value-type="float" office:value="0.08724121282382029">
            <text:p>0.08724121282382029</text:p>
          </table:table-cell>
          <table:table-cell office:value-type="float" office:value="0.08810818730116722">
            <text:p>0.08810818730116722</text:p>
          </table:table-cell>
          <table:table-cell office:value-type="float" office:value="0.08838444888438883">
            <text:p>0.08838444888438883</text:p>
          </table:table-cell>
          <table:table-cell office:value-type="float" office:value="0.0875508027126961">
            <text:p>0.0875508027126961</text:p>
          </table:table-cell>
          <table:table-cell office:value-type="float" office:value="0.0864784080958001">
            <text:p>0.0864784080958001</text:p>
          </table:table-cell>
          <table:table-cell office:value-type="float" office:value="0.08589844545966403">
            <text:p>0.08589844545966403</text:p>
          </table:table-cell>
          <table:table-cell office:value-type="float" office:value="0.08714343308798368">
            <text:p>0.08714343308798368</text:p>
          </table:table-cell>
          <table:table-cell office:value-type="float" office:value="0.0910210561564683">
            <text:p>0.0910210561564683</text:p>
          </table:table-cell>
          <table:table-cell office:value-type="float" office:value="0.0932025441147946">
            <text:p>0.0932025441147946</text:p>
          </table:table-cell>
          <table:table-cell office:value-type="float" office:value="0.09214707676892823">
            <text:p>0.09214707676892823</text:p>
          </table:table-cell>
          <table:table-cell office:value-type="float" office:value="0.08925920414286778">
            <text:p>0.08925920414286778</text:p>
          </table:table-cell>
          <table:table-cell office:value-type="float" office:value="0.0853415871075981">
            <text:p>0.0853415871075981</text:p>
          </table:table-cell>
          <table:table-cell office:value-type="float" office:value="0.07932773241162282">
            <text:p>0.07932773241162282</text:p>
          </table:table-cell>
          <table:table-cell office:value-type="float" office:value="0.07047871643616117">
            <text:p>0.0704787164361611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385071309612809">
            <text:p>0.4385071309612809</text:p>
          </table:table-cell>
          <table:table-cell office:value-type="float" office:value="0.41858099863140613">
            <text:p>0.41858099863140613</text:p>
          </table:table-cell>
          <table:table-cell office:value-type="float" office:value="0.41129742135897274">
            <text:p>0.41129742135897274</text:p>
          </table:table-cell>
          <table:table-cell office:value-type="float" office:value="0.39804877889912677">
            <text:p>0.39804877889912677</text:p>
          </table:table-cell>
          <table:table-cell office:value-type="float" office:value="0.3922021587020513">
            <text:p>0.3922021587020513</text:p>
          </table:table-cell>
          <table:table-cell office:value-type="float" office:value="0.3896619962129952">
            <text:p>0.3896619962129952</text:p>
          </table:table-cell>
          <table:table-cell office:value-type="float" office:value="0.4222579698166047">
            <text:p>0.4222579698166047</text:p>
          </table:table-cell>
          <table:table-cell office:value-type="float" office:value="0.49590855633742564">
            <text:p>0.49590855633742564</text:p>
          </table:table-cell>
          <table:table-cell office:value-type="float" office:value="0.5634326415358573">
            <text:p>0.5634326415358573</text:p>
          </table:table-cell>
          <table:table-cell office:value-type="float" office:value="0.5961183701210322">
            <text:p>0.5961183701210322</text:p>
          </table:table-cell>
          <table:table-cell office:value-type="float" office:value="0.6109040776073285">
            <text:p>0.6109040776073285</text:p>
          </table:table-cell>
          <table:table-cell office:value-type="float" office:value="0.6169750413898037">
            <text:p>0.6169750413898037</text:p>
          </table:table-cell>
          <table:table-cell office:value-type="float" office:value="0.6189095551616051">
            <text:p>0.6189095551616051</text:p>
          </table:table-cell>
          <table:table-cell office:value-type="float" office:value="0.6130719718786076">
            <text:p>0.6130719718786076</text:p>
          </table:table-cell>
          <table:table-cell office:value-type="float" office:value="0.6055625594912656">
            <text:p>0.6055625594912656</text:p>
          </table:table-cell>
          <table:table-cell office:value-type="float" office:value="0.601501387852228">
            <text:p>0.601501387852228</text:p>
          </table:table-cell>
          <table:table-cell office:value-type="float" office:value="0.6102193778261523">
            <text:p>0.6102193778261523</text:p>
          </table:table-cell>
          <table:table-cell office:value-type="float" office:value="0.6373723215701294">
            <text:p>0.6373723215701294</text:p>
          </table:table-cell>
          <table:table-cell office:value-type="float" office:value="0.6526481281053284">
            <text:p>0.6526481281053284</text:p>
          </table:table-cell>
          <table:table-cell office:value-type="float" office:value="0.645257248445354">
            <text:p>0.645257248445354</text:p>
          </table:table-cell>
          <table:table-cell office:value-type="float" office:value="0.6250350036396364">
            <text:p>0.6250350036396364</text:p>
          </table:table-cell>
          <table:table-cell office:value-type="float" office:value="0.5976020032962863">
            <text:p>0.5976020032962863</text:p>
          </table:table-cell>
          <table:table-cell office:value-type="float" office:value="0.5554901591690323">
            <text:p>0.5554901591690323</text:p>
          </table:table-cell>
          <table:table-cell office:value-type="float" office:value="0.49352517992076345">
            <text:p>0.4935251799207634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5329200564096147">
            <text:p>0.35329200564096147</text:p>
          </table:table-cell>
          <table:table-cell office:value-type="float" office:value="0.33723812017721416">
            <text:p>0.33723812017721416</text:p>
          </table:table-cell>
          <table:table-cell office:value-type="float" office:value="0.331369961050183">
            <text:p>0.331369961050183</text:p>
          </table:table-cell>
          <table:table-cell office:value-type="float" office:value="0.32069592832374033">
            <text:p>0.32069592832374033</text:p>
          </table:table-cell>
          <table:table-cell office:value-type="float" office:value="0.31598548229035966">
            <text:p>0.31598548229035966</text:p>
          </table:table-cell>
          <table:table-cell office:value-type="float" office:value="0.31393894977800363">
            <text:p>0.31393894977800363</text:p>
          </table:table-cell>
          <table:table-cell office:value-type="float" office:value="0.3402005452621952">
            <text:p>0.3402005452621952</text:p>
          </table:table-cell>
          <table:table-cell office:value-type="float" office:value="0.3995386074997087">
            <text:p>0.3995386074997087</text:p>
          </table:table-cell>
          <table:table-cell office:value-type="float" office:value="0.45394073189966866">
            <text:p>0.45394073189966866</text:p>
          </table:table-cell>
          <table:table-cell office:value-type="float" office:value="0.48027464027278516">
            <text:p>0.48027464027278516</text:p>
          </table:table-cell>
          <table:table-cell office:value-type="float" office:value="0.49218704005794517">
            <text:p>0.49218704005794517</text:p>
          </table:table-cell>
          <table:table-cell office:value-type="float" office:value="0.49707823297009435">
            <text:p>0.49707823297009435</text:p>
          </table:table-cell>
          <table:table-cell office:value-type="float" office:value="0.4986368125281537">
            <text:p>0.4986368125281537</text:p>
          </table:table-cell>
          <table:table-cell office:value-type="float" office:value="0.4939336472646264">
            <text:p>0.4939336472646264</text:p>
          </table:table-cell>
          <table:table-cell office:value-type="float" office:value="0.4878835395783647">
            <text:p>0.4878835395783647</text:p>
          </table:table-cell>
          <table:table-cell office:value-type="float" office:value="0.48461157574401903">
            <text:p>0.48461157574401903</text:p>
          </table:table-cell>
          <table:table-cell office:value-type="float" office:value="0.49163539803920897">
            <text:p>0.49163539803920897</text:p>
          </table:table-cell>
          <table:table-cell office:value-type="float" office:value="0.5135117080853798">
            <text:p>0.5135117080853798</text:p>
          </table:table-cell>
          <table:table-cell office:value-type="float" office:value="0.5258189659326432">
            <text:p>0.5258189659326432</text:p>
          </table:table-cell>
          <table:table-cell office:value-type="float" office:value="0.5198643564994976">
            <text:p>0.5198643564994976</text:p>
          </table:table-cell>
          <table:table-cell office:value-type="float" office:value="0.5035719021206762">
            <text:p>0.5035719021206762</text:p>
          </table:table-cell>
          <table:table-cell office:value-type="float" office:value="0.4814699588961612">
            <text:p>0.4814699588961612</text:p>
          </table:table-cell>
          <table:table-cell office:value-type="float" office:value="0.4475417127571697">
            <text:p>0.4475417127571697</text:p>
          </table:table-cell>
          <table:table-cell office:value-type="float" office:value="0.3976183928099408">
            <text:p>0.397618392809940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6702577226827736">
            <text:p>0.16702577226827736</text:p>
          </table:table-cell>
          <table:table-cell office:value-type="float" office:value="0.15943598089265912">
            <text:p>0.15943598089265912</text:p>
          </table:table-cell>
          <table:table-cell office:value-type="float" office:value="0.1566616927844201">
            <text:p>0.1566616927844201</text:p>
          </table:table-cell>
          <table:table-cell office:value-type="float" office:value="0.15161533302851152">
            <text:p>0.15161533302851152</text:p>
          </table:table-cell>
          <table:table-cell office:value-type="float" office:value="0.14938837664712892">
            <text:p>0.14938837664712892</text:p>
          </table:table-cell>
          <table:table-cell office:value-type="float" office:value="0.14842083798819922">
            <text:p>0.14842083798819922</text:p>
          </table:table-cell>
          <table:table-cell office:value-type="float" office:value="0.16083652585180183">
            <text:p>0.16083652585180183</text:p>
          </table:table-cell>
          <table:table-cell office:value-type="float" office:value="0.18888976654753414">
            <text:p>0.18888976654753414</text:p>
          </table:table-cell>
          <table:table-cell office:value-type="float" office:value="0.2146094451585817">
            <text:p>0.2146094451585817</text:p>
          </table:table-cell>
          <table:table-cell office:value-type="float" office:value="0.22705932036841575">
            <text:p>0.22705932036841575</text:p>
          </table:table-cell>
          <table:table-cell office:value-type="float" office:value="0.23269114260587295">
            <text:p>0.23269114260587295</text:p>
          </table:table-cell>
          <table:table-cell office:value-type="float" office:value="0.23500355064347517">
            <text:p>0.23500355064347517</text:p>
          </table:table-cell>
          <table:table-cell office:value-type="float" office:value="0.23574039990745563">
            <text:p>0.23574039990745563</text:p>
          </table:table-cell>
          <table:table-cell office:value-type="float" office:value="0.23351688565379738">
            <text:p>0.23351688565379738</text:p>
          </table:table-cell>
          <table:table-cell office:value-type="float" office:value="0.23065657777117032">
            <text:p>0.23065657777117032</text:p>
          </table:table-cell>
          <table:table-cell office:value-type="float" office:value="0.22910969225567723">
            <text:p>0.22910969225567723</text:p>
          </table:table-cell>
          <table:table-cell office:value-type="float" office:value="0.2324303429480161">
            <text:p>0.2324303429480161</text:p>
          </table:table-cell>
          <table:table-cell office:value-type="float" office:value="0.24277280052277153">
            <text:p>0.24277280052277153</text:p>
          </table:table-cell>
          <table:table-cell office:value-type="float" office:value="0.24859129970651178">
            <text:p>0.24859129970651178</text:p>
          </table:table-cell>
          <table:table-cell office:value-type="float" office:value="0.24577614050888769">
            <text:p>0.24577614050888769</text:p>
          </table:table-cell>
          <table:table-cell office:value-type="float" office:value="0.23807356096755006">
            <text:p>0.23807356096755006</text:p>
          </table:table-cell>
          <table:table-cell office:value-type="float" office:value="0.22762443085206144">
            <text:p>0.22762443085206144</text:p>
          </table:table-cell>
          <table:table-cell office:value-type="float" office:value="0.2115841824949215">
            <text:p>0.2115841824949215</text:p>
          </table:table-cell>
          <table:table-cell office:value-type="float" office:value="0.18798194713368244">
            <text:p>0.1879819471336824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2529512070402896">
            <text:p>0.12529512070402896</text:p>
          </table:table-cell>
          <table:table-cell office:value-type="float" office:value="0.11960160518476472">
            <text:p>0.11960160518476472</text:p>
          </table:table-cell>
          <table:table-cell office:value-type="float" office:value="0.11752046070826348">
            <text:p>0.11752046070826348</text:p>
          </table:table-cell>
          <table:table-cell office:value-type="float" office:value="0.11373491165109714">
            <text:p>0.11373491165109714</text:p>
          </table:table-cell>
          <table:table-cell office:value-type="float" office:value="0.11206435048668163">
            <text:p>0.11206435048668163</text:p>
          </table:table-cell>
          <table:table-cell office:value-type="float" office:value="0.11133854708873853">
            <text:p>0.11133854708873853</text:p>
          </table:table-cell>
          <table:table-cell office:value-type="float" office:value="0.12065223017110122">
            <text:p>0.12065223017110122</text:p>
          </table:table-cell>
          <table:table-cell office:value-type="float" office:value="0.1416964925707105">
            <text:p>0.1416964925707105</text:p>
          </table:table-cell>
          <table:table-cell office:value-type="float" office:value="0.1609902230667683">
            <text:p>0.1609902230667683</text:p>
          </table:table-cell>
          <table:table-cell office:value-type="float" office:value="0.17032955193788782">
            <text:p>0.17032955193788782</text:p>
          </table:table-cell>
          <table:table-cell office:value-type="float" office:value="0.17455428826116928">
            <text:p>0.17455428826116928</text:p>
          </table:table-cell>
          <table:table-cell office:value-type="float" office:value="0.17628895136287923">
            <text:p>0.17628895136287923</text:p>
          </table:table-cell>
          <table:table-cell office:value-type="float" office:value="0.17684170209240566">
            <text:p>0.17684170209240566</text:p>
          </table:table-cell>
          <table:table-cell office:value-type="float" office:value="0.17517372305530376">
            <text:p>0.17517372305530376</text:p>
          </table:table-cell>
          <table:table-cell office:value-type="float" office:value="0.17302805046515551">
            <text:p>0.17302805046515551</text:p>
          </table:table-cell>
          <table:table-cell office:value-type="float" office:value="0.17186764746418798">
            <text:p>0.17186764746418798</text:p>
          </table:table-cell>
          <table:table-cell office:value-type="float" office:value="0.17435864824605654">
            <text:p>0.17435864824605654</text:p>
          </table:table-cell>
          <table:table-cell office:value-type="float" office:value="0.18211708847121988">
            <text:p>0.18211708847121988</text:p>
          </table:table-cell>
          <table:table-cell office:value-type="float" office:value="0.18648186133017827">
            <text:p>0.18648186133017827</text:p>
          </table:table-cell>
          <table:table-cell office:value-type="float" office:value="0.18437005722547486">
            <text:p>0.18437005722547486</text:p>
          </table:table-cell>
          <table:table-cell office:value-type="float" office:value="0.17859193316558922">
            <text:p>0.17859193316558922</text:p>
          </table:table-cell>
          <table:table-cell office:value-type="float" office:value="0.17075347206289623">
            <text:p>0.17075347206289623</text:p>
          </table:table-cell>
          <table:table-cell office:value-type="float" office:value="0.15872080891913626">
            <text:p>0.15872080891913626</text:p>
          </table:table-cell>
          <table:table-cell office:value-type="float" office:value="0.14101548782820056">
            <text:p>0.1410154878282005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252926008212964">
            <text:p>0.1252926008212964</text:p>
          </table:table-cell>
          <table:table-cell office:value-type="float" office:value="0.13874865044897">
            <text:p>0.13874865044897</text:p>
          </table:table-cell>
          <table:table-cell office:value-type="float" office:value="0.1425044628223393">
            <text:p>0.1425044628223393</text:p>
          </table:table-cell>
          <table:table-cell office:value-type="float" office:value="0.1305160178896478">
            <text:p>0.1305160178896478</text:p>
          </table:table-cell>
          <table:table-cell office:value-type="float" office:value="0.1123897579967322">
            <text:p>0.1123897579967322</text:p>
          </table:table-cell>
          <table:table-cell office:value-type="float" office:value="0.07708670729707638">
            <text:p>0.07708670729707638</text:p>
          </table:table-cell>
          <table:table-cell office:value-type="float" office:value="0.08791983892821606">
            <text:p>0.08791983892821606</text:p>
          </table:table-cell>
          <table:table-cell office:value-type="float" office:value="0.03885814809482023">
            <text:p>0.03885814809482023</text:p>
          </table:table-cell>
          <table:table-cell office:value-type="float" office:value="0.04398310429890181">
            <text:p>0.04398310429890181</text:p>
          </table:table-cell>
          <table:table-cell office:value-type="float" office:value="0.05138790539884181">
            <text:p>0.05138790539884181</text:p>
          </table:table-cell>
          <table:table-cell office:value-type="float" office:value="0.04680158935517282">
            <text:p>0.04680158935517282</text:p>
          </table:table-cell>
          <table:table-cell office:value-type="float" office:value="0.051191248907208504">
            <text:p>0.051191248907208504</text:p>
          </table:table-cell>
          <table:table-cell office:value-type="float" office:value="0.06776879501650966">
            <text:p>0.06776879501650966</text:p>
          </table:table-cell>
          <table:table-cell office:value-type="float" office:value="0.11009991538485282">
            <text:p>0.11009991538485282</text:p>
          </table:table-cell>
          <table:table-cell office:value-type="float" office:value="0.113289534563884">
            <text:p>0.113289534563884</text:p>
          </table:table-cell>
          <table:table-cell office:value-type="float" office:value="0.10707770905674711">
            <text:p>0.10707770905674711</text:p>
          </table:table-cell>
          <table:table-cell office:value-type="float" office:value="0.06620459713578315">
            <text:p>0.06620459713578315</text:p>
          </table:table-cell>
          <table:table-cell office:value-type="float" office:value="0.11171932510214048">
            <text:p>0.11171932510214048</text:p>
          </table:table-cell>
          <table:table-cell office:value-type="float" office:value="0.08100307818308378">
            <text:p>0.08100307818308378</text:p>
          </table:table-cell>
          <table:table-cell office:value-type="float" office:value="0.06474219905423838">
            <text:p>0.06474219905423838</text:p>
          </table:table-cell>
          <table:table-cell office:value-type="float" office:value="0.08004398855100568">
            <text:p>0.08004398855100568</text:p>
          </table:table-cell>
          <table:table-cell office:value-type="float" office:value="0.05432115586907696">
            <text:p>0.05432115586907696</text:p>
          </table:table-cell>
          <table:table-cell office:value-type="float" office:value="0.10857197969326197">
            <text:p>0.10857197969326197</text:p>
          </table:table-cell>
          <table:table-cell office:value-type="float" office:value="0.12514954089264796">
            <text:p>0.1251495408926479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7053695585336234">
            <text:p>0.17053695585336234</text:p>
          </table:table-cell>
          <table:table-cell office:value-type="float" office:value="0.18192762233220236">
            <text:p>0.18192762233220236</text:p>
          </table:table-cell>
          <table:table-cell office:value-type="float" office:value="0.18492905077218508">
            <text:p>0.18492905077218508</text:p>
          </table:table-cell>
          <table:table-cell office:value-type="float" office:value="0.17157767988898218">
            <text:p>0.17157767988898218</text:p>
          </table:table-cell>
          <table:table-cell office:value-type="float" office:value="0.15285629004900472">
            <text:p>0.15285629004900472</text:p>
          </table:table-cell>
          <table:table-cell office:value-type="float" office:value="0.1173081984336646">
            <text:p>0.1173081984336646</text:p>
          </table:table-cell>
          <table:table-cell office:value-type="float" office:value="0.13150377309768793">
            <text:p>0.13150377309768793</text:p>
          </table:table-cell>
          <table:table-cell office:value-type="float" office:value="0.09007577921310843">
            <text:p>0.09007577921310843</text:p>
          </table:table-cell>
          <table:table-cell office:value-type="float" office:value="0.102174731422042">
            <text:p>0.102174731422042</text:p>
          </table:table-cell>
          <table:table-cell office:value-type="float" office:value="0.11295293929413983">
            <text:p>0.11295293929413983</text:p>
          </table:table-cell>
          <table:table-cell office:value-type="float" office:value="0.10989652946840611">
            <text:p>0.10989652946840611</text:p>
          </table:table-cell>
          <table:table-cell office:value-type="float" office:value="0.11491127077327226">
            <text:p>0.11491127077327226</text:p>
          </table:table-cell>
          <table:table-cell office:value-type="float" office:value="0.13168051539004247">
            <text:p>0.13168051539004247</text:p>
          </table:table-cell>
          <table:table-cell office:value-type="float" office:value="0.1733876309247762">
            <text:p>0.1733876309247762</text:p>
          </table:table-cell>
          <table:table-cell office:value-type="float" office:value="0.17579981226791325">
            <text:p>0.17579981226791325</text:p>
          </table:table-cell>
          <table:table-cell office:value-type="float" office:value="0.16917145320003818">
            <text:p>0.16917145320003818</text:p>
          </table:table-cell>
          <table:table-cell office:value-type="float" office:value="0.1292192280605796">
            <text:p>0.1292192280605796</text:p>
          </table:table-cell>
          <table:table-cell office:value-type="float" office:value="0.1775169307079934">
            <text:p>0.1775169307079934</text:p>
          </table:table-cell>
          <table:table-cell office:value-type="float" office:value="0.14839410995289498">
            <text:p>0.14839410995289498</text:p>
          </table:table-cell>
          <table:table-cell office:value-type="float" office:value="0.13137762976198755">
            <text:p>0.13137762976198755</text:p>
          </table:table-cell>
          <table:table-cell office:value-type="float" office:value="0.1445825320127641">
            <text:p>0.1445825320127641</text:p>
          </table:table-cell>
          <table:table-cell office:value-type="float" office:value="0.11603803106032268">
            <text:p>0.11603803106032268</text:p>
          </table:table-cell>
          <table:table-cell office:value-type="float" office:value="0.16591115164643122">
            <text:p>0.16591115164643122</text:p>
          </table:table-cell>
          <table:table-cell office:value-type="float" office:value="0.17607837781807512">
            <text:p>0.1760783778180751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133794464007647">
            <text:p>0.1133794464007647</text:p>
          </table:table-cell>
          <table:table-cell office:value-type="float" office:value="0.10822738912973003">
            <text:p>0.10822738912973003</text:p>
          </table:table-cell>
          <table:table-cell office:value-type="float" office:value="0.10634416329220354">
            <text:p>0.10634416329220354</text:p>
          </table:table-cell>
          <table:table-cell office:value-type="float" office:value="0.10291862322318328">
            <text:p>0.10291862322318328</text:p>
          </table:table-cell>
          <table:table-cell office:value-type="float" office:value="0.10140693386979281">
            <text:p>0.10140693386979281</text:p>
          </table:table-cell>
          <table:table-cell office:value-type="float" office:value="0.1007501550024896">
            <text:p>0.1007501550024896</text:p>
          </table:table-cell>
          <table:table-cell office:value-type="float" office:value="0.10917809877154376">
            <text:p>0.10917809877154376</text:p>
          </table:table-cell>
          <table:table-cell office:value-type="float" office:value="0.12822103362306295">
            <text:p>0.12822103362306295</text:p>
          </table:table-cell>
          <table:table-cell office:value-type="float" office:value="0.14567991366848757">
            <text:p>0.14567991366848757</text:p>
          </table:table-cell>
          <table:table-cell office:value-type="float" office:value="0.1541310642896162">
            <text:p>0.1541310642896162</text:p>
          </table:table-cell>
          <table:table-cell office:value-type="float" office:value="0.1579540245360435">
            <text:p>0.1579540245360435</text:p>
          </table:table-cell>
          <table:table-cell office:value-type="float" office:value="0.1595237196770723">
            <text:p>0.1595237196770723</text:p>
          </table:table-cell>
          <table:table-cell office:value-type="float" office:value="0.16002390333433814">
            <text:p>0.16002390333433814</text:p>
          </table:table-cell>
          <table:table-cell office:value-type="float" office:value="0.15851455054572203">
            <text:p>0.15851455054572203</text:p>
          </table:table-cell>
          <table:table-cell office:value-type="float" office:value="0.15657293327394403">
            <text:p>0.15657293327394403</text:p>
          </table:table-cell>
          <table:table-cell office:value-type="float" office:value="0.15552288560159935">
            <text:p>0.15552288560159935</text:p>
          </table:table-cell>
          <table:table-cell office:value-type="float" office:value="0.15777699005550894">
            <text:p>0.15777699005550894</text:p>
          </table:table-cell>
          <table:table-cell office:value-type="float" office:value="0.16479759590767523">
            <text:p>0.16479759590767523</text:p>
          </table:table-cell>
          <table:table-cell office:value-type="float" office:value="0.16874727509416707">
            <text:p>0.16874727509416707</text:p>
          </table:table-cell>
          <table:table-cell office:value-type="float" office:value="0.16683630538558794">
            <text:p>0.16683630538558794</text:p>
          </table:table-cell>
          <table:table-cell office:value-type="float" office:value="0.16160768591929472">
            <text:p>0.16160768591929472</text:p>
          </table:table-cell>
          <table:table-cell office:value-type="float" office:value="0.15451466924423413">
            <text:p>0.15451466924423413</text:p>
          </table:table-cell>
          <table:table-cell office:value-type="float" office:value="0.1436263227683249">
            <text:p>0.1436263227683249</text:p>
          </table:table-cell>
          <table:table-cell office:value-type="float" office:value="0.12760479302033115">
            <text:p>0.1276047930203311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163458864748181">
            <text:p>0.05163458864748181</text:p>
          </table:table-cell>
          <table:table-cell office:value-type="float" office:value="0.049288269571819504">
            <text:p>0.049288269571819504</text:p>
          </table:table-cell>
          <table:table-cell office:value-type="float" office:value="0.04843062213625827">
            <text:p>0.04843062213625827</text:p>
          </table:table-cell>
          <table:table-cell office:value-type="float" office:value="0.04687058318762804">
            <text:p>0.04687058318762804</text:p>
          </table:table-cell>
          <table:table-cell office:value-type="float" office:value="0.0461821386731859">
            <text:p>0.0461821386731859</text:p>
          </table:table-cell>
          <table:table-cell office:value-type="float" office:value="0.04588303237374525">
            <text:p>0.04588303237374525</text:p>
          </table:table-cell>
          <table:table-cell office:value-type="float" office:value="0.04972123606474779">
            <text:p>0.04972123606474779</text:p>
          </table:table-cell>
          <table:table-cell office:value-type="float" office:value="0.05839365543980273">
            <text:p>0.05839365543980273</text:p>
          </table:table-cell>
          <table:table-cell office:value-type="float" office:value="0.06634467405921568">
            <text:p>0.06634467405921568</text:p>
          </table:table-cell>
          <table:table-cell office:value-type="float" office:value="0.07019344647584447">
            <text:p>0.07019344647584447</text:p>
          </table:table-cell>
          <table:table-cell office:value-type="float" office:value="0.0719344761422109">
            <text:p>0.0719344761422109</text:p>
          </table:table-cell>
          <table:table-cell office:value-type="float" office:value="0.07264933730516339">
            <text:p>0.07264933730516339</text:p>
          </table:table-cell>
          <table:table-cell office:value-type="float" office:value="0.0728771279516254">
            <text:p>0.0728771279516254</text:p>
          </table:table-cell>
          <table:table-cell office:value-type="float" office:value="0.07218974754152291">
            <text:p>0.07218974754152291</text:p>
          </table:table-cell>
          <table:table-cell office:value-type="float" office:value="0.07130550782857982">
            <text:p>0.07130550782857982</text:p>
          </table:table-cell>
          <table:table-cell office:value-type="float" office:value="0.07082730140455008">
            <text:p>0.07082730140455008</text:p>
          </table:table-cell>
          <table:table-cell office:value-type="float" office:value="0.07185385215903756">
            <text:p>0.07185385215903756</text:p>
          </table:table-cell>
          <table:table-cell office:value-type="float" office:value="0.07505113444203024">
            <text:p>0.07505113444203024</text:p>
          </table:table-cell>
          <table:table-cell office:value-type="float" office:value="0.07684987368938172">
            <text:p>0.07684987368938172</text:p>
          </table:table-cell>
          <table:table-cell office:value-type="float" office:value="0.0759795913061756">
            <text:p>0.0759795913061756</text:p>
          </table:table-cell>
          <table:table-cell office:value-type="float" office:value="0.07359840473394622">
            <text:p>0.07359840473394622</text:p>
          </table:table-cell>
          <table:table-cell office:value-type="float" office:value="0.07036814554753346">
            <text:p>0.07036814554753346</text:p>
          </table:table-cell>
          <table:table-cell office:value-type="float" office:value="0.06540943998684882">
            <text:p>0.06540943998684882</text:p>
          </table:table-cell>
          <table:table-cell office:value-type="float" office:value="0.05811301083409994">
            <text:p>0.0581130108340999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09883303880976528">
            <text:p>0.09883303880976528</text:p>
          </table:table-cell>
          <table:table-cell office:value-type="float" office:value="0.09434198251708904">
            <text:p>0.09434198251708904</text:p>
          </table:table-cell>
          <table:table-cell office:value-type="float" office:value="0.09270037164142947">
            <text:p>0.09270037164142947</text:p>
          </table:table-cell>
          <table:table-cell office:value-type="float" office:value="0.08971432306443095">
            <text:p>0.08971432306443095</text:p>
          </table:table-cell>
          <table:table-cell office:value-type="float" office:value="0.08839658111670755">
            <text:p>0.08839658111670755</text:p>
          </table:table-cell>
          <table:table-cell office:value-type="float" office:value="0.08782406596213374">
            <text:p>0.08782406596213374</text:p>
          </table:table-cell>
          <table:table-cell office:value-type="float" office:value="0.09517071758247428">
            <text:p>0.09517071758247428</text:p>
          </table:table-cell>
          <table:table-cell office:value-type="float" office:value="0.11177047334931287">
            <text:p>0.11177047334931287</text:p>
          </table:table-cell>
          <table:table-cell office:value-type="float" office:value="0.12698940609136558">
            <text:p>0.12698940609136558</text:p>
          </table:table-cell>
          <table:table-cell office:value-type="float" office:value="0.13435628716055734">
            <text:p>0.13435628716055734</text:p>
          </table:table-cell>
          <table:table-cell office:value-type="float" office:value="0.13768876752095485">
            <text:p>0.13768876752095485</text:p>
          </table:table-cell>
          <table:table-cell office:value-type="float" office:value="0.1390570732034896">
            <text:p>0.1390570732034896</text:p>
          </table:table-cell>
          <table:table-cell office:value-type="float" office:value="0.13949308407124297">
            <text:p>0.13949308407124297</text:p>
          </table:table-cell>
          <table:table-cell office:value-type="float" office:value="0.13817737891064716">
            <text:p>0.13817737891064716</text:p>
          </table:table-cell>
          <table:table-cell office:value-type="float" office:value="0.13648486813142793">
            <text:p>0.13648486813142793</text:p>
          </table:table-cell>
          <table:table-cell office:value-type="float" office:value="0.13556953995116675">
            <text:p>0.13556953995116675</text:p>
          </table:table-cell>
          <table:table-cell office:value-type="float" office:value="0.13753444629042536">
            <text:p>0.13753444629042536</text:p>
          </table:table-cell>
          <table:table-cell office:value-type="float" office:value="0.14365431927165806">
            <text:p>0.14365431927165806</text:p>
          </table:table-cell>
          <table:table-cell office:value-type="float" office:value="0.1470972607281277">
            <text:p>0.1470972607281277</text:p>
          </table:table-cell>
          <table:table-cell office:value-type="float" office:value="0.14543146547715488">
            <text:p>0.14543146547715488</text:p>
          </table:table-cell>
          <table:table-cell office:value-type="float" office:value="0.14087366980044036">
            <text:p>0.14087366980044036</text:p>
          </table:table-cell>
          <table:table-cell office:value-type="float" office:value="0.13469067619288133">
            <text:p>0.13469067619288133</text:p>
          </table:table-cell>
          <table:table-cell office:value-type="float" office:value="0.12519928772707561">
            <text:p>0.12519928772707561</text:p>
          </table:table-cell>
          <table:table-cell office:value-type="float" office:value="0.11123329546267291">
            <text:p>0.1112332954626729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8237806001001839">
            <text:p>0.08237806001001839</text:p>
          </table:table-cell>
          <table:table-cell office:value-type="float" office:value="0.07863473177442133">
            <text:p>0.07863473177442133</text:p>
          </table:table-cell>
          <table:table-cell office:value-type="float" office:value="0.07726643711449004">
            <text:p>0.07726643711449004</text:p>
          </table:table-cell>
          <table:table-cell office:value-type="float" office:value="0.07477754380683513">
            <text:p>0.07477754380683513</text:p>
          </table:table-cell>
          <table:table-cell office:value-type="float" office:value="0.07367919626481309">
            <text:p>0.07367919626481309</text:p>
          </table:table-cell>
          <table:table-cell office:value-type="float" office:value="0.07320200070017094">
            <text:p>0.07320200070017094</text:p>
          </table:table-cell>
          <table:table-cell office:value-type="float" office:value="0.07932548850689537">
            <text:p>0.07932548850689537</text:p>
          </table:table-cell>
          <table:table-cell office:value-type="float" office:value="0.0931615062311338">
            <text:p>0.0931615062311338</text:p>
          </table:table-cell>
          <table:table-cell office:value-type="float" office:value="0.10584659787469321">
            <text:p>0.10584659787469321</text:p>
          </table:table-cell>
          <table:table-cell office:value-type="float" office:value="0.1119869470748486">
            <text:p>0.1119869470748486</text:p>
          </table:table-cell>
          <table:table-cell office:value-type="float" office:value="0.11476459380530595">
            <text:p>0.11476459380530595</text:p>
          </table:table-cell>
          <table:table-cell office:value-type="float" office:value="0.11590508658975589">
            <text:p>0.11590508658975589</text:p>
          </table:table-cell>
          <table:table-cell office:value-type="float" office:value="0.11626850483391228">
            <text:p>0.11626850483391228</text:p>
          </table:table-cell>
          <table:table-cell office:value-type="float" office:value="0.11517185496884347">
            <text:p>0.11517185496884347</text:p>
          </table:table-cell>
          <table:table-cell office:value-type="float" office:value="0.1137611348673751">
            <text:p>0.1137611348673751</text:p>
          </table:table-cell>
          <table:table-cell office:value-type="float" office:value="0.11299820214092547">
            <text:p>0.11299820214092547</text:p>
          </table:table-cell>
          <table:table-cell office:value-type="float" office:value="0.11463596593205147">
            <text:p>0.11463596593205147</text:p>
          </table:table-cell>
          <table:table-cell office:value-type="float" office:value="0.11973692477914323">
            <text:p>0.11973692477914323</text:p>
          </table:table-cell>
          <table:table-cell office:value-type="float" office:value="0.1226066416403027">
            <text:p>0.1226066416403027</text:p>
          </table:table-cell>
          <table:table-cell office:value-type="float" office:value="0.12121818912683548">
            <text:p>0.12121818912683548</text:p>
          </table:table-cell>
          <table:table-cell office:value-type="float" office:value="0.11741923312698475">
            <text:p>0.11741923312698475</text:p>
          </table:table-cell>
          <table:table-cell office:value-type="float" office:value="0.11226566277663419">
            <text:p>0.11226566277663419</text:p>
          </table:table-cell>
          <table:table-cell office:value-type="float" office:value="0.10435452113785959">
            <text:p>0.10435452113785959</text:p>
          </table:table-cell>
          <table:table-cell office:value-type="float" office:value="0.09271376453752016">
            <text:p>0.0927137645375201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1789930295771845">
            <text:p>0.1789930295771845</text:p>
          </table:table-cell>
          <table:table-cell office:value-type="float" office:value="0.17085943597823564">
            <text:p>0.17085943597823564</text:p>
          </table:table-cell>
          <table:table-cell office:value-type="float" office:value="0.1678863724403758">
            <text:p>0.1678863724403758</text:p>
          </table:table-cell>
          <table:table-cell office:value-type="float" office:value="0.1624784452158532">
            <text:p>0.1624784452158532</text:p>
          </table:table-cell>
          <table:table-cell office:value-type="float" office:value="0.1600919292666888">
            <text:p>0.1600919292666888</text:p>
          </table:table-cell>
          <table:table-cell office:value-type="float" office:value="0.15905506726962645">
            <text:p>0.15905506726962645</text:p>
          </table:table-cell>
          <table:table-cell office:value-type="float" office:value="0.17236032881585947">
            <text:p>0.17236032881585947</text:p>
          </table:table-cell>
          <table:table-cell office:value-type="float" office:value="0.20242356081530002">
            <text:p>0.20242356081530002</text:p>
          </table:table-cell>
          <table:table-cell office:value-type="float" office:value="0.229986032952526">
            <text:p>0.229986032952526</text:p>
          </table:table-cell>
          <table:table-cell office:value-type="float" office:value="0.2433279313398399">
            <text:p>0.2433279313398399</text:p>
          </table:table-cell>
          <table:table-cell office:value-type="float" office:value="0.24936326894452784">
            <text:p>0.24936326894452784</text:p>
          </table:table-cell>
          <table:table-cell office:value-type="float" office:value="0.2518413590898273">
            <text:p>0.2518413590898273</text:p>
          </table:table-cell>
          <table:table-cell office:value-type="float" office:value="0.2526310029891505">
            <text:p>0.2526310029891505</text:p>
          </table:table-cell>
          <table:table-cell office:value-type="float" office:value="0.25024817579329106">
            <text:p>0.25024817579329106</text:p>
          </table:table-cell>
          <table:table-cell office:value-type="float" office:value="0.24718292923593632">
            <text:p>0.24718292923593632</text:p>
          </table:table-cell>
          <table:table-cell office:value-type="float" office:value="0.24552521066312494">
            <text:p>0.24552521066312494</text:p>
          </table:table-cell>
          <table:table-cell office:value-type="float" office:value="0.2490837832086516">
            <text:p>0.2490837832086516</text:p>
          </table:table-cell>
          <table:table-cell office:value-type="float" office:value="0.2601672692446007">
            <text:p>0.2601672692446007</text:p>
          </table:table-cell>
          <table:table-cell office:value-type="float" office:value="0.2664026590431118">
            <text:p>0.2664026590431118</text:p>
          </table:table-cell>
          <table:table-cell office:value-type="float" office:value="0.26338579603639284">
            <text:p>0.26338579603639284</text:p>
          </table:table-cell>
          <table:table-cell office:value-type="float" office:value="0.2551313330936995">
            <text:p>0.2551313330936995</text:p>
          </table:table-cell>
          <table:table-cell office:value-type="float" office:value="0.2439335315184223">
            <text:p>0.2439335315184223</text:p>
          </table:table-cell>
          <table:table-cell office:value-type="float" office:value="0.2267440127416241">
            <text:p>0.2267440127416241</text:p>
          </table:table-cell>
          <table:table-cell office:value-type="float" office:value="0.2014506968974298">
            <text:p>0.201450696897429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09006392785065251">
            <text:p>0.09006392785065251</text:p>
          </table:table-cell>
          <table:table-cell office:value-type="float" office:value="0.08597134732507176">
            <text:p>0.08597134732507176</text:p>
          </table:table-cell>
          <table:table-cell office:value-type="float" office:value="0.0844753908590479">
            <text:p>0.0844753908590479</text:p>
          </table:table-cell>
          <table:table-cell office:value-type="float" office:value="0.08175428396163696">
            <text:p>0.08175428396163696</text:p>
          </table:table-cell>
          <table:table-cell office:value-type="float" office:value="0.08055346066271987">
            <text:p>0.08055346066271987</text:p>
          </table:table-cell>
          <table:table-cell office:value-type="float" office:value="0.08003174278177735">
            <text:p>0.08003174278177735</text:p>
          </table:table-cell>
          <table:table-cell office:value-type="float" office:value="0.08672655161743224">
            <text:p>0.08672655161743224</text:p>
          </table:table-cell>
          <table:table-cell office:value-type="float" office:value="0.1018534689289666">
            <text:p>0.1018534689289666</text:p>
          </table:table-cell>
          <table:table-cell office:value-type="float" office:value="0.11572207882856261">
            <text:p>0.11572207882856261</text:p>
          </table:table-cell>
          <table:table-cell office:value-type="float" office:value="0.12243532222459932">
            <text:p>0.12243532222459932</text:p>
          </table:table-cell>
          <table:table-cell office:value-type="float" office:value="0.1254721232210792">
            <text:p>0.1254721232210792</text:p>
          </table:table-cell>
          <table:table-cell office:value-type="float" office:value="0.12671902391090425">
            <text:p>0.12671902391090425</text:p>
          </table:table-cell>
          <table:table-cell office:value-type="float" office:value="0.1271163490544838">
            <text:p>0.1271163490544838</text:p>
          </table:table-cell>
          <table:table-cell office:value-type="float" office:value="0.12591738182567289">
            <text:p>0.12591738182567289</text:p>
          </table:table-cell>
          <table:table-cell office:value-type="float" office:value="0.12437504162707319">
            <text:p>0.12437504162707319</text:p>
          </table:table-cell>
          <table:table-cell office:value-type="float" office:value="0.12354092732501906">
            <text:p>0.12354092732501906</text:p>
          </table:table-cell>
          <table:table-cell office:value-type="float" office:value="0.1253314943753046">
            <text:p>0.1253314943753046</text:p>
          </table:table-cell>
          <table:table-cell office:value-type="float" office:value="0.13090837236342162">
            <text:p>0.13090837236342162</text:p>
          </table:table-cell>
          <table:table-cell office:value-type="float" office:value="0.13404583362803302">
            <text:p>0.13404583362803302</text:p>
          </table:table-cell>
          <table:table-cell office:value-type="float" office:value="0.13252783858200112">
            <text:p>0.13252783858200112</text:p>
          </table:table-cell>
          <table:table-cell office:value-type="float" office:value="0.12837444022524463">
            <text:p>0.12837444022524463</text:p>
          </table:table-cell>
          <table:table-cell office:value-type="float" office:value="0.12274004208390915">
            <text:p>0.12274004208390915</text:p>
          </table:table-cell>
          <table:table-cell office:value-type="float" office:value="0.11409079142561264">
            <text:p>0.11409079142561264</text:p>
          </table:table-cell>
          <table:table-cell office:value-type="float" office:value="0.10136395296337516">
            <text:p>0.1013639529633751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0581619251094085">
            <text:p>0.020581619251094085</text:p>
          </table:table-cell>
          <table:table-cell office:value-type="float" office:value="0.019646373185969963">
            <text:p>0.019646373185969963</text:p>
          </table:table-cell>
          <table:table-cell office:value-type="float" office:value="0.019304513718648355">
            <text:p>0.019304513718648355</text:p>
          </table:table-cell>
          <table:table-cell office:value-type="float" office:value="0.01868268001185175">
            <text:p>0.01868268001185175</text:p>
          </table:table-cell>
          <table:table-cell office:value-type="float" office:value="0.018408265065535636">
            <text:p>0.018408265065535636</text:p>
          </table:table-cell>
          <table:table-cell office:value-type="float" office:value="0.01828904087624808">
            <text:p>0.01828904087624808</text:p>
          </table:table-cell>
          <table:table-cell office:value-type="float" office:value="0.0198189542355988">
            <text:p>0.0198189542355988</text:p>
          </table:table-cell>
          <table:table-cell office:value-type="float" office:value="0.02327579272775351">
            <text:p>0.02327579272775351</text:p>
          </table:table-cell>
          <table:table-cell office:value-type="float" office:value="0.02644507986975736">
            <text:p>0.02644507986975736</text:p>
          </table:table-cell>
          <table:table-cell office:value-type="float" office:value="0.02797920593792402">
            <text:p>0.02797920593792402</text:p>
          </table:table-cell>
          <table:table-cell office:value-type="float" office:value="0.028673182797944206">
            <text:p>0.028673182797944206</text:p>
          </table:table-cell>
          <table:table-cell office:value-type="float" office:value="0.02895812745730293">
            <text:p>0.02895812745730293</text:p>
          </table:table-cell>
          <table:table-cell office:value-type="float" office:value="0.029048925127570974">
            <text:p>0.029048925127570974</text:p>
          </table:table-cell>
          <table:table-cell office:value-type="float" office:value="0.02877493433473293">
            <text:p>0.02877493433473293</text:p>
          </table:table-cell>
          <table:table-cell office:value-type="float" office:value="0.028422475148454945">
            <text:p>0.028422475148454945</text:p>
          </table:table-cell>
          <table:table-cell office:value-type="float" office:value="0.028231861399016386">
            <text:p>0.028231861399016386</text:p>
          </table:table-cell>
          <table:table-cell office:value-type="float" office:value="0.028641045965490466">
            <text:p>0.028641045965490466</text:p>
          </table:table-cell>
          <table:table-cell office:value-type="float" office:value="0.029915487155214887">
            <text:p>0.029915487155214887</text:p>
          </table:table-cell>
          <table:table-cell office:value-type="float" office:value="0.030632467134928412">
            <text:p>0.030632467134928412</text:p>
          </table:table-cell>
          <table:table-cell office:value-type="float" office:value="0.03028557135980422">
            <text:p>0.03028557135980422</text:p>
          </table:table-cell>
          <table:table-cell office:value-type="float" office:value="0.029336427061782768">
            <text:p>0.029336427061782768</text:p>
          </table:table-cell>
          <table:table-cell office:value-type="float" office:value="0.02804884123223359">
            <text:p>0.02804884123223359</text:p>
          </table:table-cell>
          <table:table-cell office:value-type="float" office:value="0.026072294260492134">
            <text:p>0.026072294260492134</text:p>
          </table:table-cell>
          <table:table-cell office:value-type="float" office:value="0.023163927395410438">
            <text:p>0.0231639273954104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4412291776330097">
            <text:p>0.14412291776330097</text:p>
          </table:table-cell>
          <table:table-cell office:value-type="float" office:value="0.13757385133233155">
            <text:p>0.13757385133233155</text:p>
          </table:table-cell>
          <table:table-cell office:value-type="float" office:value="0.1351799782704348">
            <text:p>0.1351799782704348</text:p>
          </table:table-cell>
          <table:table-cell office:value-type="float" office:value="0.13082558384239007">
            <text:p>0.13082558384239007</text:p>
          </table:table-cell>
          <table:table-cell office:value-type="float" office:value="0.12890399146142">
            <text:p>0.12890399146142</text:p>
          </table:table-cell>
          <table:table-cell office:value-type="float" office:value="0.12806912332891496">
            <text:p>0.12806912332891496</text:p>
          </table:table-cell>
          <table:table-cell office:value-type="float" office:value="0.13878235121369123">
            <text:p>0.13878235121369123</text:p>
          </table:table-cell>
          <table:table-cell office:value-type="float" office:value="0.16298888441439421">
            <text:p>0.16298888441439421</text:p>
          </table:table-cell>
          <table:table-cell office:value-type="float" office:value="0.1851818374839652">
            <text:p>0.1851818374839652</text:p>
          </table:table-cell>
          <table:table-cell office:value-type="float" office:value="0.1959245648886212">
            <text:p>0.1959245648886212</text:p>
          </table:table-cell>
          <table:table-cell office:value-type="float" office:value="0.20078414219913857">
            <text:p>0.20078414219913857</text:p>
          </table:table-cell>
          <table:table-cell office:value-type="float" office:value="0.20277946896166468">
            <text:p>0.20277946896166468</text:p>
          </table:table-cell>
          <table:table-cell office:value-type="float" office:value="0.20341528021662522">
            <text:p>0.20341528021662522</text:p>
          </table:table-cell>
          <table:table-cell office:value-type="float" office:value="0.20149665797304184">
            <text:p>0.20149665797304184</text:p>
          </table:table-cell>
          <table:table-cell office:value-type="float" office:value="0.19902856031273952">
            <text:p>0.19902856031273952</text:p>
          </table:table-cell>
          <table:table-cell office:value-type="float" office:value="0.19769378633797474">
            <text:p>0.19769378633797474</text:p>
          </table:table-cell>
          <table:table-cell office:value-type="float" office:value="0.20055910382852254">
            <text:p>0.20055910382852254</text:p>
          </table:table-cell>
          <table:table-cell office:value-type="float" office:value="0.20948338624478777">
            <text:p>0.20948338624478777</text:p>
          </table:table-cell>
          <table:table-cell office:value-type="float" office:value="0.2145040430450873">
            <text:p>0.2145040430450873</text:p>
          </table:table-cell>
          <table:table-cell office:value-type="float" office:value="0.21207490320624844">
            <text:p>0.21207490320624844</text:p>
          </table:table-cell>
          <table:table-cell office:value-type="float" office:value="0.20542851431233317">
            <text:p>0.20542851431233317</text:p>
          </table:table-cell>
          <table:table-cell office:value-type="float" office:value="0.19641218647333497">
            <text:p>0.19641218647333497</text:p>
          </table:table-cell>
          <table:table-cell office:value-type="float" office:value="0.1825714039193361">
            <text:p>0.1825714039193361</text:p>
          </table:table-cell>
          <table:table-cell office:value-type="float" office:value="0.1622055467237516">
            <text:p>0.16220554672375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1611334569978123">
            <text:p>0.11611334569978123</text:p>
          </table:table-cell>
          <table:table-cell office:value-type="float" office:value="0.11083705774841782">
            <text:p>0.11083705774841782</text:p>
          </table:table-cell>
          <table:table-cell office:value-type="float" office:value="0.10890842200671041">
            <text:p>0.10890842200671041</text:p>
          </table:table-cell>
          <table:table-cell office:value-type="float" office:value="0.10540028247287817">
            <text:p>0.10540028247287817</text:p>
          </table:table-cell>
          <table:table-cell office:value-type="float" office:value="0.10385214201133022">
            <text:p>0.10385214201133022</text:p>
          </table:table-cell>
          <table:table-cell office:value-type="float" office:value="0.10317952634695353">
            <text:p>0.10317952634695353</text:p>
          </table:table-cell>
          <table:table-cell office:value-type="float" office:value="0.11181069169005753">
            <text:p>0.11181069169005753</text:p>
          </table:table-cell>
          <table:table-cell office:value-type="float" office:value="0.13131280558940622">
            <text:p>0.13131280558940622</text:p>
          </table:table-cell>
          <table:table-cell office:value-type="float" office:value="0.14919266863865585">
            <text:p>0.14919266863865585</text:p>
          </table:table-cell>
          <table:table-cell office:value-type="float" office:value="0.15784760041670962">
            <text:p>0.15784760041670962</text:p>
          </table:table-cell>
          <table:table-cell office:value-type="float" office:value="0.16176274305306368">
            <text:p>0.16176274305306368</text:p>
          </table:table-cell>
          <table:table-cell office:value-type="float" office:value="0.1633702879859374">
            <text:p>0.1633702879859374</text:p>
          </table:table-cell>
          <table:table-cell office:value-type="float" office:value="0.16388253248662255">
            <text:p>0.16388253248662255</text:p>
          </table:table-cell>
          <table:table-cell office:value-type="float" office:value="0.16233678493103698">
            <text:p>0.16233678493103698</text:p>
          </table:table-cell>
          <table:table-cell office:value-type="float" office:value="0.16034834977236076">
            <text:p>0.16034834977236076</text:p>
          </table:table-cell>
          <table:table-cell office:value-type="float" office:value="0.15927298247916252">
            <text:p>0.15927298247916252</text:p>
          </table:table-cell>
          <table:table-cell office:value-type="float" office:value="0.16158143977022293">
            <text:p>0.16158143977022293</text:p>
          </table:table-cell>
          <table:table-cell office:value-type="float" office:value="0.16877133229671362">
            <text:p>0.16877133229671362</text:p>
          </table:table-cell>
          <table:table-cell office:value-type="float" office:value="0.17281624942537294">
            <text:p>0.17281624942537294</text:p>
          </table:table-cell>
          <table:table-cell office:value-type="float" office:value="0.17085920082937148">
            <text:p>0.17085920082937148</text:p>
          </table:table-cell>
          <table:table-cell office:value-type="float" office:value="0.16550450455156132">
            <text:p>0.16550450455156132</text:p>
          </table:table-cell>
          <table:table-cell office:value-type="float" office:value="0.15824045517232552">
            <text:p>0.15824045517232552</text:p>
          </table:table-cell>
          <table:table-cell office:value-type="float" office:value="0.14708955985054642">
            <text:p>0.14708955985054642</text:p>
          </table:table-cell>
          <table:table-cell office:value-type="float" office:value="0.13068170568187704">
            <text:p>0.1306817056818770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548843180029177">
            <text:p>0.0548843180029177</text:p>
          </table:table-cell>
          <table:table-cell office:value-type="float" office:value="0.05239032849592008">
            <text:p>0.05239032849592008</text:p>
          </table:table-cell>
          <table:table-cell office:value-type="float" office:value="0.05147870324972905">
            <text:p>0.05147870324972905</text:p>
          </table:table-cell>
          <table:table-cell office:value-type="float" office:value="0.04982048003160463">
            <text:p>0.04982048003160463</text:p>
          </table:table-cell>
          <table:table-cell office:value-type="float" office:value="0.04908870684142844">
            <text:p>0.04908870684142844</text:p>
          </table:table-cell>
          <table:table-cell office:value-type="float" office:value="0.048770775669994916">
            <text:p>0.048770775669994916</text:p>
          </table:table-cell>
          <table:table-cell office:value-type="float" office:value="0.052850544628263364">
            <text:p>0.052850544628263364</text:p>
          </table:table-cell>
          <table:table-cell office:value-type="float" office:value="0.06206878060734273">
            <text:p>0.06206878060734273</text:p>
          </table:table-cell>
          <table:table-cell office:value-type="float" office:value="0.07052021298601953">
            <text:p>0.07052021298601953</text:p>
          </table:table-cell>
          <table:table-cell office:value-type="float" office:value="0.07461121583446398">
            <text:p>0.07461121583446398</text:p>
          </table:table-cell>
          <table:table-cell office:value-type="float" office:value="0.07646182079451792">
            <text:p>0.07646182079451792</text:p>
          </table:table-cell>
          <table:table-cell office:value-type="float" office:value="0.07722167321947437">
            <text:p>0.07722167321947437</text:p>
          </table:table-cell>
          <table:table-cell office:value-type="float" office:value="0.07746380034018926">
            <text:p>0.07746380034018926</text:p>
          </table:table-cell>
          <table:table-cell office:value-type="float" office:value="0.0767331582259544">
            <text:p>0.0767331582259544</text:p>
          </table:table-cell>
          <table:table-cell office:value-type="float" office:value="0.07579326706254638">
            <text:p>0.07579326706254638</text:p>
          </table:table-cell>
          <table:table-cell office:value-type="float" office:value="0.07528496373071054">
            <text:p>0.07528496373071054</text:p>
          </table:table-cell>
          <table:table-cell office:value-type="float" office:value="0.07637612257464135">
            <text:p>0.07637612257464135</text:p>
          </table:table-cell>
          <table:table-cell office:value-type="float" office:value="0.07977463241390632">
            <text:p>0.07977463241390632</text:p>
          </table:table-cell>
          <table:table-cell office:value-type="float" office:value="0.08168657902647578">
            <text:p>0.08168657902647578</text:p>
          </table:table-cell>
          <table:table-cell office:value-type="float" office:value="0.08076152362614472">
            <text:p>0.08076152362614472</text:p>
          </table:table-cell>
          <table:table-cell office:value-type="float" office:value="0.07823047216475391">
            <text:p>0.07823047216475391</text:p>
          </table:table-cell>
          <table:table-cell office:value-type="float" office:value="0.07479690995262302">
            <text:p>0.07479690995262302</text:p>
          </table:table-cell>
          <table:table-cell office:value-type="float" office:value="0.06952611802797913">
            <text:p>0.06952611802797913</text:p>
          </table:table-cell>
          <table:table-cell office:value-type="float" office:value="0.06177047305442788">
            <text:p>0.0617704730544278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116323850218827">
            <text:p>0.04116323850218827</text:p>
          </table:table-cell>
          <table:table-cell office:value-type="float" office:value="0.03929274637194004">
            <text:p>0.03929274637194004</text:p>
          </table:table-cell>
          <table:table-cell office:value-type="float" office:value="0.038609027437296814">
            <text:p>0.038609027437296814</text:p>
          </table:table-cell>
          <table:table-cell office:value-type="float" office:value="0.0373653600237035">
            <text:p>0.0373653600237035</text:p>
          </table:table-cell>
          <table:table-cell office:value-type="float" office:value="0.03681653013107127">
            <text:p>0.03681653013107127</text:p>
          </table:table-cell>
          <table:table-cell office:value-type="float" office:value="0.03657808175249616">
            <text:p>0.03657808175249616</text:p>
          </table:table-cell>
          <table:table-cell office:value-type="float" office:value="0.03963790847119749">
            <text:p>0.03963790847119749</text:p>
          </table:table-cell>
          <table:table-cell office:value-type="float" office:value="0.04655158545550702">
            <text:p>0.04655158545550702</text:p>
          </table:table-cell>
          <table:table-cell office:value-type="float" office:value="0.052890159739514615">
            <text:p>0.052890159739514615</text:p>
          </table:table-cell>
          <table:table-cell office:value-type="float" office:value="0.05595841187584804">
            <text:p>0.05595841187584804</text:p>
          </table:table-cell>
          <table:table-cell office:value-type="float" office:value="0.05734636559588841">
            <text:p>0.05734636559588841</text:p>
          </table:table-cell>
          <table:table-cell office:value-type="float" office:value="0.05791625491460575">
            <text:p>0.05791625491460575</text:p>
          </table:table-cell>
          <table:table-cell office:value-type="float" office:value="0.05809785025514195">
            <text:p>0.05809785025514195</text:p>
          </table:table-cell>
          <table:table-cell office:value-type="float" office:value="0.05754986866946586">
            <text:p>0.05754986866946586</text:p>
          </table:table-cell>
          <table:table-cell office:value-type="float" office:value="0.05684495029690979">
            <text:p>0.05684495029690979</text:p>
          </table:table-cell>
          <table:table-cell office:value-type="float" office:value="0.056463722798032884">
            <text:p>0.056463722798032884</text:p>
          </table:table-cell>
          <table:table-cell office:value-type="float" office:value="0.057282091930981036">
            <text:p>0.057282091930981036</text:p>
          </table:table-cell>
          <table:table-cell office:value-type="float" office:value="0.059830974310429774">
            <text:p>0.059830974310429774</text:p>
          </table:table-cell>
          <table:table-cell office:value-type="float" office:value="0.061264934269856824">
            <text:p>0.061264934269856824</text:p>
          </table:table-cell>
          <table:table-cell office:value-type="float" office:value="0.060571142719608534">
            <text:p>0.060571142719608534</text:p>
          </table:table-cell>
          <table:table-cell office:value-type="float" office:value="0.058672854123565536">
            <text:p>0.058672854123565536</text:p>
          </table:table-cell>
          <table:table-cell office:value-type="float" office:value="0.056097682464467294">
            <text:p>0.056097682464467294</text:p>
          </table:table-cell>
          <table:table-cell office:value-type="float" office:value="0.05214458852098437">
            <text:p>0.05214458852098437</text:p>
          </table:table-cell>
          <table:table-cell office:value-type="float" office:value="0.04632785479082099">
            <text:p>0.04632785479082099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